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4D60000434970499EB5.svm"/>
  <manifest:file-entry manifest:media-type="" manifest:full-path="Pictures/200000070000357000004AA0005D0A94.svm"/>
  <manifest:file-entry manifest:media-type="" manifest:full-path="Pictures/2000000700004B8E00001DC55EAFE680.svm"/>
  <manifest:file-entry manifest:media-type="" manifest:full-path="Pictures/2000000700004B2400001DC58497A18D.svm"/>
  <manifest:file-entry manifest:media-type="" manifest:full-path="Pictures/2000000700004BA900001F1DE5693E02.svm"/>
  <manifest:file-entry manifest:media-type="" manifest:full-path="Pictures/200000070000395D00002B9E1DD62314.svm"/>
  <manifest:file-entry manifest:media-type="" manifest:full-path="Pictures/2000000700004403000034EC386C57E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.018cm" fo:line-height="150%" fo:text-align="justify" style:justify-single-word="false"/>
    </style:style>
    <style:style style:name="P4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Blumenau, 29 de Abril de 2014</text:p>
      <text:p text:style-name="Text_20_body">Gabriel Tillmann – INF26</text:p>
      <text:p text:style-name="Text_20_body">Seminários Avançados</text:p>
      <text:p text:style-name="Text_20_body"/>
      <text:p text:style-name="P1">Diagramas</text:p>
      <text:list xml:id="list1274455890499894000" text:style-name="L1">
        <text:list-header>
          <text:p text:style-name="P5"/>
        </text:list-header>
      </text:list>
      <text:p text:style-name="P2">1 - Caso de uso:</text:p>
      <text:p text:style-name="P2"><draw:frame draw:style-name="fr1" draw:name="figuras1" text:anchor-type="paragraph" svg:width="13.614cm" svg:height="10.592cm" draw:z-index="0"><draw:image xlink:href="Pictures/2000000700004403000034EC386C57EC.svm" xlink:type="simple" xlink:show="embed" xlink:actuate="onLoad"/></draw:frame></text:p>
      <text:p text:style-name="P2">1.1 – UC01; Manter cadastro de medicos</text:p>
      <text:p text:style-name="P2"><draw:frame draw:style-name="fr5" draw:name="graphics5" text:anchor-type="paragraph" svg:x="0cm" svg:y="1.363cm" svg:width="17cm" svg:height="6.99cm" draw:z-index="5"><draw:image xlink:href="Pictures/2000000700004BA900001F1DE5693E02.svm" xlink:type="simple" xlink:show="embed" xlink:actuate="onLoad"/></draw:frame>Este caso de uso é responsável por inserir, atualizar e consultar as informações dos medicos <text:s/>cadastradas pelos superfisor/chefe do sistema.</text:p>
      <text:p text:style-name="P2"/>
      <text:p text:style-name="P2"><text:soft-page-break/>1.2 – UC02; Manter cadastro de pacientes</text:p>
      <text:p text:style-name="P2">Este caso de uso é responsável por inserir, atualizar e consultar as informações dos pacientes cadastradas pelo medico no sistema.</text:p>
      <text:p text:style-name="P2"><draw:frame draw:style-name="fr6" draw:name="graphics6" text:anchor-type="paragraph" svg:width="17cm" svg:height="6.697cm" draw:z-index="6"><draw:image xlink:href="Pictures/2000000700004B8E00001DC55EAFE680.svm" xlink:type="simple" xlink:show="embed" xlink:actuate="onLoad"/></draw:frame>1.3 – UC03; Manter consultas:</text:p>
      <text:p text:style-name="P2">Este caso de uso é responsável por inserir, atualizar e consultar as informações das consultas cadastradas pelo medico no sistema.</text:p>
      <text:p text:style-name="P2"><draw:frame draw:style-name="fr4" draw:name="graphics1" text:anchor-type="paragraph" svg:width="16.907cm" svg:height="6.735cm" draw:z-index="4"><draw:image xlink:href="Pictures/2000000700004B2400001DC58497A18D.svm" xlink:type="simple" xlink:show="embed" xlink:actuate="onLoad"/></draw:frame></text:p>
      <text:p text:style-name="P2"/>
      <text:p text:style-name="P2"><draw:frame draw:style-name="fr2" draw:name="graphics2" text:anchor-type="paragraph" svg:x="1.66cm" svg:y="1.261cm" svg:width="13.681cm" svg:height="19.105cm" draw:z-index="1"><draw:image xlink:href="Pictures/200000070000357000004AA0005D0A94.svm" xlink:type="simple" xlink:show="embed" xlink:actuate="onLoad"/></draw:frame><text:soft-page-break/>2 – Diagrama de Classes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 – Modelo de entidade de relacionamento:</text:p>
      <text:p text:style-name="P2"/>
      <text:p text:style-name="P2"><draw:frame draw:style-name="fr3" draw:name="graphics3" text:anchor-type="paragraph" svg:width="16.805cm" svg:height="16.616cm" draw:z-index="2"><draw:image xlink:href="Pictures/20000007000044D60000434970499EB5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 - Diagrama de eventos:</text:p>
      <text:p text:style-name="P2">4.1 - Diagrama da tela de consultas:</text:p>
      <text:p text:style-name="P2"/>
      <text:p text:style-name="P2"><draw:frame draw:style-name="fr1" draw:name="graphics4" text:anchor-type="paragraph" svg:width="14.684cm" svg:height="11.165cm" draw:z-index="3"><draw:image xlink:href="Pictures/200000070000395D00002B9E1DD62314.svm" xlink:type="simple" xlink:show="embed" xlink:actuate="onLoad"/></draw:frame>5 – Diacionario de dados:</text:p>
      <text:p text:style-name="P2">MEDICO - Armazena dados das ações realizadas pelo usuário/medico cadastrado no sistema</text:p>
      <text:p text:style-name="P3">Cria_Pagamento - Quando o usuário/medico realiza um cadastro de pagamento</text:p>
      <text:p text:style-name="P3">Verifica_Pagamento - Quando o usuário/medico verifica a situação dos pagamentos</text:p>
      <text:p text:style-name="P3">Cria_Consulta - Quando o usuário/medico aciona o botão “OK” para uma nova consulta</text:p>
      <text:p text:style-name="P3">Verifica_Consulta - Quando o usuário/medico verifica a situação das consultas</text:p>
      <text:p text:style-name="P3">Cadastra_Paciente - Quando o usuário/medico aciona o botão “Adicionar” para cadastrar um novo paciente</text:p>
      <text:p text:style-name="P3">Verifica_Paciente - Quando o usuário/medico verifica a situação dos pacien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30T20:59:47.33</meta:creation-date>
    <dc:date>2014-05-04T21:49:15.03</dc:date>
    <meta:editing-duration>PT21H2M23S</meta:editing-duration>
    <meta:editing-cycles>8</meta:editing-cycles>
    <meta:generator>OpenOffice/4.0.0$Win32 OpenOffice.org_project/400m3$Build-9702</meta:generator>
    <meta:document-statistic meta:table-count="0" meta:image-count="7" meta:object-count="0" meta:page-count="5" meta:paragraph-count="23" meta:word-count="205" meta:character-count="1331"/>
  </office:meta>
</office:document-meta>
</file>